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cc99"/>
    </style:style>
    <style:style style:name="T4" style:family="text">
      <style:text-properties fo:color="#23ff23" style:text-position="33% 58%"/>
    </style:style>
    <style:style style:name="T5" style:family="text">
      <style:text-properties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ffff00" style:text-position="0% 100%"/>
    </style:style>
    <style:style style:name="T8" style:family="text">
      <style:text-properties fo:color="#ffcc99" style:text-position="0% 100%"/>
    </style:style>
    <style:style style:name="T9" style:family="text">
      <style:text-properties fo:color="#23ff23" style:text-position="0% 100%" fo:font-size="22pt" fo:font-weight="normal"/>
    </style:style>
    <style:style style:name="T10" style:family="text">
      <style:text-properties style:text-position="0% 100%" fo:font-size="22pt" fo:font-weight="normal"/>
    </style:style>
    <style:style style:name="T11" style:family="text">
      <style:text-properties fo:color="#23ff23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2" style:family="text">
      <style:text-properties fo:color="#ffffff" style:text-outline="false" style:text-line-through-style="none" style:text-position="0% 100%" fo:font-family="'Lucida Sans'" style:font-style-name="Regular" style:font-pitch="variable" fo:font-size="22pt" fo:font-style="normal" fo:text-shadow="none" style:text-underline-style="none" fo:font-weight="normal" style:font-family-asian="'Lucida Sans Unicode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 style:text-emphasize="none" style:font-relief="none"/>
    </style:style>
    <style:style style:name="T13" style:family="text">
      <style:text-properties fo:color="#23ff23" fo:font-size="24pt" fo:font-weight="bold"/>
    </style:style>
    <style:style style:name="T14" style:family="text">
      <style:text-properties fo:color="#ffff00" fo:font-size="24pt" fo:font-weight="bold"/>
    </style:style>
    <style:style style:name="T15" style:family="text">
      <style:text-properties fo:color="#23ff23" fo:font-size="20pt" fo:font-weight="bold"/>
    </style:style>
    <style:style style:name="T16" style:family="text">
      <style:text-properties fo:color="#ffff00" fo:font-size="20pt" fo:font-weight="bold"/>
    </style:style>
    <style:style style:name="T17" style:family="text">
      <style:text-properties fo:color="#ffffff" fo:font-weight="bold"/>
    </style:style>
    <style:style style:name="T18" style:family="text">
      <style:text-properties fo:color="#23ff23" fo:font-weight="bold"/>
    </style:style>
    <style:style style:name="T19" style:family="text">
      <style:text-properties fo:color="#ccccff" fo:font-weight="bold"/>
    </style:style>
    <style:style style:name="T20" style:family="text">
      <style:text-properties fo:color="#ffff00" fo:font-weight="bold"/>
    </style:style>
    <style:style style:name="T21" style:family="text">
      <style:text-properties fo:color="#ffcc99" fo:font-weight="bold"/>
    </style:style>
    <style:style style:name="T22" style:family="text">
      <style:text-properties fo:color="#ccccff"/>
    </style:style>
    <style:style style:name="T23" style:family="text">
      <style:text-properties fo:font-size="22pt" fo:font-weight="bold"/>
    </style:style>
    <style:style style:name="T24" style:family="text">
      <style:text-properties fo:color="#ffff00" fo:font-size="22pt" fo:font-weight="bold"/>
    </style:style>
    <style:style style:name="T25" style:family="text">
      <style:text-properties fo:color="#23ff23" fo:font-size="22pt" fo:font-weight="bold"/>
    </style:style>
    <style:style style:name="T26" style:family="text">
      <style:text-properties fo:color="#ffcc99" fo:font-size="22pt" fo:font-weight="bold"/>
    </style:style>
    <style:style style:name="T27" style:family="text">
      <style:text-properties fo:color="#ffffff" fo:font-size="22pt" fo:font-weight="bold"/>
    </style:style>
    <style:style style:name="T28" style:family="text">
      <style:text-properties fo:color="#ccffff" fo:font-size="22pt" fo:font-weight="bold"/>
    </style:style>
    <style:style style:name="T29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3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3</presentation:footer-decl>
      <presentation:footer-decl presentation:name="ftr2">CMPTxxxx</presentation:footer-decl>
      <presentation:date-time-decl presentation:name="dtd1" presentation:source="fixed">24 January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h3: Class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4 Jan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perator <text:span text:style-name="T1">precedence</text:span></text:p>
              </text:list-item>
            </text:list>
            <text:list text:style-name="L3">
              <text:list-item>
                <text:p text:style-name="P3">Java primitive <text:span text:style-name="T1">types</text:span></text:p>
              </text:list-item>
            </text:list>
            <text:list text:style-name="L3">
              <text:list-item>
                <text:p text:style-name="P3"><text:span text:style-name="T1">public/private</text:span> keywords</text:p>
              </text:list-item>
            </text:list>
            <text:list text:style-name="L3">
              <text:list-item>
                <text:p text:style-name="P3"><text:span text:style-name="T1">set/get</text:span> methods</text:p>
              </text:list-item>
            </text:list>
            <text:list text:style-name="L3">
              <text:list-item>
                <text:p text:style-name="P3"><text:span text:style-name="T1">Subclasses</text:span>, <text:span text:style-name="T1">instances</text:span>, <text:span text:style-name="T1">attributes</text:span></text:p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p text:style-name="P3">More on writing and running <text:span text:style-name="T1">applet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: operator precedence</text:p>
          </draw:text-box>
        </draw:frame>
        <draw:frame presentation:style-name="pr6" draw:text-style-name="P3" draw:layer="layout" svg:width="25.199cm" svg:height="14.857cm" svg:x="1.4cm" svg:y="4.507cm" presentation:class="outline" presentation:user-transformed="true">
          <draw:text-box>
            <text:list text:style-name="L3">
              <text:list-item>
                <text:p text:style-name="P3">In order from most <text:span text:style-name="T1">tightly</text:span> bound first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arentheses</text:span>: <text:span text:style-name="T2">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ary</text:span> postfix (r to l): x<text:span text:style-name="T2">++</text:span>, x<text:span text:style-name="T2">-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Unary</text:span> prefix (r to l): <text:span text:style-name="T2">++</text:span>x, <text:span text:style-name="T2">--</text:span>x, <text:span text:style-name="T2">+</text:span>x, <text:span text:style-name="T2">-</text:span>x, <text:span text:style-name="T2">(type)</text:span> 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ultiplicative</text:span>: <text:span text:style-name="T2">*</text:span>, <text:span text:style-name="T2">/</text:span>, <text:span text:style-name="T2">%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dditive</text:span>: <text:span text:style-name="T2">+</text:span>, <text:span text:style-name="T2">-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lational</text:span>: <text:span text:style-name="T2">&lt;</text:span>, <text:span text:style-name="T2">&gt;</text:span>, <text:span text:style-name="T2">&lt;=</text:span>, <text:span text:style-name="T2">&gt;=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quality</text:span>: <text:span text:style-name="T2">==</text:span>, <text:span text:style-name="T2">!=</text:span>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nditional</text:span> (r to l): <text:span text:style-name="T2">?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ssignment</text:span> (r to l): <text:span text:style-name="T2">=</text:span>, <text:span text:style-name="T2">+=</text:span>, <text:span text:style-name="T2">-=</text:span>, <text:span text:style-name="T2">*=</text:span>, <text:span text:style-name="T2">/=</text:span>, <text:span text:style-name="T2">%=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Java primitive types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boolean</text:span> (<text:span text:style-name="T3">1</text:span> byte): <text:span text:style-name="T2">true</text:span>, <text:span text:style-name="T2">false</text:span></text:p>
              </text:list-item>
            </text:list>
            <text:list text:style-name="L3">
              <text:list-item>
                <text:p text:style-name="P3"><text:span text:style-name="T1">char</text:span> (<text:span text:style-name="T3">2</text:span> bytes): Unicode, <text:span text:style-name="T2">'\u0000' </text:span>to <text:span text:style-name="T2">'\uFFFF'</text:span></text:p>
              </text:list-item>
            </text:list>
            <text:list text:style-name="L3">
              <text:list-item>
                <text:p text:style-name="P3"><text:span text:style-name="T1">byte</text:span> (<text:span text:style-name="T3">1</text:span> byte): <text:span text:style-name="T2">-128</text:span> to <text:span text:style-name="T2">+127</text:span></text:p>
              </text:list-item>
            </text:list>
            <text:list text:style-name="L3">
              <text:list-item>
                <text:p text:style-name="P3"><text:span text:style-name="T1">short</text:span> (<text:span text:style-name="T3">2</text:span> bytes): <text:span text:style-name="T2">-32768</text:span> to <text:span text:style-name="T2">+32767</text:span></text:p>
              </text:list-item>
            </text:list>
            <text:list text:style-name="L3">
              <text:list-item>
                <text:p text:style-name="P3"><text:span text:style-name="T1">int</text:span> (<text:span text:style-name="T3">4</text:span> bytes): <text:span text:style-name="T2">-2</text:span><text:span text:style-name="T4">31</text:span><text:span text:style-name="T5"> to </text:span><text:span text:style-name="T6">+2</text:span><text:span text:style-name="T4">31</text:span><text:span text:style-name="T6">-1</text:span></text:p>
              </text:list-item>
            </text:list>
            <text:list text:style-name="L3">
              <text:list-item>
                <text:p text:style-name="P3"><text:span text:style-name="T7">long</text:span><text:span text:style-name="T5"> (</text:span><text:span text:style-name="T8">8</text:span><text:span text:style-name="T5"> bytes): </text:span><text:span text:style-name="T6">-2</text:span><text:span text:style-name="T4">65</text:span><text:span text:style-name="T5"> to </text:span><text:span text:style-name="T6">+2</text:span><text:span text:style-name="T4">65</text:span><text:span text:style-name="T6">-1</text:span></text:p>
              </text:list-item>
            </text:list>
            <text:list text:style-name="L3">
              <text:list-item>
                <text:p text:style-name="P3"><text:span text:style-name="T7">float</text:span><text:span text:style-name="T5"> (</text:span><text:span text:style-name="T8">4</text:span><text:span text:style-name="T5"> bytes): +/-</text:span><text:span text:style-name="T5"><text:line-break/></text:span><text:span text:style-name="T9">1.40129846432481707e–45</text:span><text:span text:style-name="T10"> to </text:span><text:span text:style-name="T9">3.4028234663852886e+38</text:span></text:p>
              </text:list-item>
            </text:list>
            <text:list text:style-name="L3">
              <text:list-item>
                <text:p text:style-name="P3"><text:span text:style-name="T7">double</text:span><text:span text:style-name="T5"> (</text:span><text:span text:style-name="T8">8</text:span><text:span text:style-name="T5"> bytes): +/-</text:span><text:span text:style-name="T5"><text:line-break/></text:span><text:span text:style-name="T11">4.94065645841246544e–324</text:span><text:span text:style-name="T12"> to </text:span><text:span text:style-name="T11">1.7976931348623157e+308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public/private keyword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So far most of our classes/attributes/methods have been declared <text:span text:style-name="T1">public</text:span></text:p>
              </text:list-item>
            </text:list>
            <text:list text:style-name="L3">
              <text:list-item>
                <text:p text:style-name="P3">The <text:span text:style-name="T1">private</text:span> keyword specifies that only methods within this <text:span text:style-name="T1">class</text:span> can access this entity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class Stude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4">private</text:span><text:span text:style-name="T13">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tudent s1 = Student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3">s1.name;</text:span><text:span text:style-name="T13"><text:tab/></text:span><text:span text:style-name="T13"><text:tab/></text:span><text:span text:style-name="T13">// error!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is is for <text:span text:style-name="T1">information hiding</text:span>: prevent others from directly accessing/modifying an entity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et/get methods</text:p>
          </draw:text-box>
        </draw:frame>
        <draw:frame presentation:style-name="pr6" draw:text-style-name="P3" draw:id="id1" draw:layer="layout" svg:width="25.199cm" svg:height="14.705cm" svg:x="1.4cm" svg:y="4.507cm" presentation:class="outline" presentation:user-transformed="true">
          <draw:text-box>
            <text:list text:style-name="L3">
              <text:list-item>
                <text:p text:id="id2" text:style-name="P3">A common idiom is to declare instance variables private but provide public <text:span text:style-name="T1">set/get</text:span> method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3" text:style-name="P5"><text:span text:style-name="T15">class Student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" text:style-name="P6"><text:span text:style-name="T16">private</text:span><text:span text:style-name="T15"> String nam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5" text:style-name="P6"><text:span text:style-name="T15">public String </text:span><text:span text:style-name="T16">getName</text:span><text:span text:style-name="T15">() { return name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6" text:style-name="P6"><text:span text:style-name="T15">public </text:span><text:span text:style-name="T16">setName</text:span><text:span text:style-name="T15">(String n) { name = n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 text:style-name="P5"><text:span text:style-name="T15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8" text:style-name="P3"><text:span text:style-name="T1">Advantages</text:span> of <text:span text:style-name="T2">set/get</text:span> over just declaring <text:span text:style-name="T2">public</text:span>?</text:p>
              </text:list-item>
            </text:list>
            <text:list text:style-name="L3">
              <text:list-item>
                <text:list>
                  <text:list-item>
                    <text:p text:id="id9" text:style-name="P4">Control <text:span text:style-name="T1">access</text:span> to the instance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" text:style-name="P7">Can add <text:span text:style-name="T1">error</text:span> check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4"><text:span text:style-name="T1">Hides</text:span> underlying storage type of vari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2" text:style-name="P7">Can <text:span text:style-name="T1">upgrade</text:span> to different data structure lat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background" smil:attributeName="visibility" smil:to="visible"/>
                  <anim:transitionFilter smil:dur="0.5s" smil:targetElement="id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Subclasses, instances, attribut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Recall <text:span text:style-name="T1">classes</text:span> are user-defined container <text:span text:style-name="T1">types</text:span></text:p>
              </text:list-item>
            </text:list>
            <text:list text:style-name="L3">
              <text:list-item>
                <text:p text:style-name="P3">A <text:span text:style-name="T1">subclass</text:span> <text:span text:style-name="T2">inherits</text:span> attributes and methods from the superclass</text:p>
              </text:list-item>
            </text:list>
            <text:list text:style-name="L3">
              <text:list-item>
                <text:p text:style-name="P3"><text:span text:style-name="T2">Subclasses</text:span> should be seen as <text:span text:style-name="T1">specializations</text:span> of the superclass: “A <text:span text:style-name="T1">is a kind of</text:span> B”</text:p>
              </text:list-item>
            </text:list>
            <text:list text:style-name="L3">
              <text:list-item>
                <text:p text:style-name="P3"><text:span text:style-name="T2">Instances</text:span> should be seen as <text:span text:style-name="T1">examples</text:span> of a class: “A <text:span text:style-name="T1">is a</text:span> B”</text:p>
              </text:list-item>
            </text:list>
            <text:list text:style-name="L3">
              <text:list-item>
                <text:p text:style-name="P3"><text:span text:style-name="T2">Attributes</text:span> should be seen as <text:span text:style-name="T1">components</text:span> or parts of a class: “A <text:span text:style-name="T1">has a</text:span> B”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Example</text:p>
          </draw:text-box>
        </draw:frame>
        <draw:frame presentation:style-name="pr8" draw:text-style-name="P7" draw:layer="layout" svg:width="25.199cm" svg:height="14.267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7">class </text:span><text:span text:style-name="T18">Mammal</text:span><text:span text:style-name="T17"> { </text:span><text:span text:style-name="T18">Heart</text:span><text:span text:style-name="T17"> </text:span><text:span text:style-name="T19">h</text:span><text:span text:style-name="T17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7">class </text:span><text:span text:style-name="T18">Dog</text:span><text:span text:style-name="T17"> </text:span><text:span text:style-name="T20">extends</text:span><text:span text:style-name="T17"> </text:span><text:span text:style-name="T18">Mammal</text:span><text:span text:style-name="T17"> { void </text:span><text:span text:style-name="T21">bark()</text:span><text:span text:style-name="T17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7">class </text:span><text:span text:style-name="T18">Cat</text:span><text:span text:style-name="T17"> </text:span><text:span text:style-name="T20">extends</text:span><text:span text:style-name="T17"> </text:span><text:span text:style-name="T18">Mammal</text:span><text:span text:style-name="T17"> { void </text:span><text:span text:style-name="T21">meow()</text:span><text:span text:style-name="T17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Dog</text:span><text:span text:style-name="T17"> </text:span><text:span text:style-name="T19">fido</text:span><text:span text:style-name="T17"> = </text:span><text:span text:style-name="T20">new</text:span><text:span text:style-name="T17"> </text:span><text:span text:style-name="T18">Dog()</text:span><text:span text:style-name="T17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8">Cat</text:span><text:span text:style-name="T17"> </text:span><text:span text:style-name="T19">smokey</text:span><text:span text:style-name="T17"> = </text:span><text:span text:style-name="T20">new</text:span><text:span text:style-name="T17"> </text:span><text:span text:style-name="T18">Cat()</text:span><text:span text:style-name="T17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A <text:span text:style-name="T2">Dog</text:span> is a <text:span text:style-name="T1">kind</text:span> of <text:span text:style-name="T2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2">fido</text:span> <text:span text:style-name="T1">is a </text:span><text:span text:style-name="T2">Dog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2">fido</text:span> <text:span text:style-name="T1">is a</text:span> <text:span text:style-name="T2">Mammal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2">fido</text:span> <text:span text:style-name="T1">has a</text:span> <text:span text:style-name="T2">Heart</text:span>.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“<text:span text:style-name="T22">smokey</text:span> <text:span text:style-name="T1">can</text:span> <text:span text:style-name="T3">meow()</text:span>.”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Interfac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n <text:span text:style-name="T1">interface</text:span> is a set of methods that a class implement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3">public </text:span><text:span text:style-name="T24">interface</text:span><text:span text:style-name="T23"> </text:span><text:span text:style-name="T25">Speaker</text:span><text:span text:style-name="T23"> { public void </text:span><text:span text:style-name="T26">speak()</text:span><text:span text:style-name="T23">; 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7">class </text:span><text:span text:style-name="T25">Dog</text:span><text:span text:style-name="T27"> </text:span><text:span text:style-name="T24">extends</text:span><text:span text:style-name="T27"> </text:span><text:span text:style-name="T25">Mammal</text:span><text:span text:style-name="T27"> </text:span><text:span text:style-name="T24">implements</text:span><text:span text:style-name="T27"> </text:span><text:span text:style-name="T25">Speaker </text:span><text:span text:style-name="T27">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7">void </text:span><text:span text:style-name="T26">bark()</text:span><text:span text:style-name="T27"> { System.out.println(</text:span><text:span text:style-name="T28">“Woof!”</text:span><text:span text:style-name="T27">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7">public void </text:span><text:span text:style-name="T26">speak()</text:span><text:span text:style-name="T27"> { </text:span><text:span text:style-name="T26">bark()</text:span><text:span text:style-name="T27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7">class </text:span><text:span text:style-name="T25">Cat</text:span><text:span text:style-name="T27"> </text:span><text:span text:style-name="T24">extends</text:span><text:span text:style-name="T27"> </text:span><text:span text:style-name="T25">Mammal</text:span><text:span text:style-name="T27"> </text:span><text:span text:style-name="T24">implements</text:span><text:span text:style-name="T27"> </text:span><text:span text:style-name="T25">Speaker </text:span><text:span text:style-name="T27">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7">void </text:span><text:span text:style-name="T26">meow()</text:span><text:span text:style-name="T27"> { System.out.println(</text:span><text:span text:style-name="T28">“Meow!”</text:span><text:span text:style-name="T27">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7">public void </text:span><text:span text:style-name="T26">speak()</text:span><text:span text:style-name="T27"> { </text:span><text:span text:style-name="T26">meow()</text:span><text:span text:style-name="T27">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7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mpare</text:span><text:span text:style-name="T29"> </text:span><text:span text:style-name="T22">fido</text:span><text:span text:style-name="T29">.</text:span><text:span text:style-name="T3">speak()</text:span><text:span text:style-name="T29"> with </text:span><text:span text:style-name="T22">smokey</text:span><text:span text:style-name="T29">.</text:span><text:span text:style-name="T3">speak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More on applets</text:p>
          </draw:text-box>
        </draw:frame>
        <draw:frame presentation:style-name="pr6" draw:text-style-name="P3" draw:layer="layout" svg:width="25.199cm" svg:height="14.721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ddition</text:span> example <text:span text:style-name="T1">applet</text:span> (“Lab0”)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9">import</text:span><text:span text:style-name="T2"> java.applet.Applet;</text:span> // the Applet <text:span text:style-name="T1">cla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9">import</text:span><text:span text:style-name="T2"> java.awt.*; </text:span>// abstract window <text:span text:style-name="T1">toolki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public</text:span><text:span text:style-name="T2"> </text:span><text:span text:style-name="T29">class</text:span><text:span text:style-name="T2"> Addition </text:span><text:span text:style-name="T1">extends</text:span><text:span text:style-name="T2"> Applet </text:span><text:span text:style-name="T1">implements</text:span><text:span text:style-name="T2"> ActionListener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Only <text:span text:style-name="T1">one</text:span> <text:span text:style-name="T2">public</text:span> class per file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amed</text:span> same as the fi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Extends</text:span>: subclass <text:span text:style-name="T1">inherits</text:span> from <text:span text:style-name="T2">Applet</text:span></text:p>
              </text:list-item>
            </text:list>
            <text:list text:style-name="L3">
              <text:list-item>
                <text:p text:style-name="P3"><text:span text:style-name="T2">Implements</text:span>: <text:span text:style-name="T2">ActionListener</text:span> <text:span text:style-name="T1">interfa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Must implement the following <text:span text:style-name="T1">method</text:span>: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public void actionPerformed(ActionEvent e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unning an applet</text:p>
          </draw:text-box>
        </draw:frame>
        <draw:frame presentation:style-name="pr6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Compile</text:span> an applet using <text:span text:style-name="T2">javac</text:span> as usual</text:p>
              </text:list-item>
            </text:list>
            <text:list text:style-name="L3">
              <text:list-item>
                <text:p text:style-name="P3"><text:span text:style-name="T1">Run</text:span>: in <text:span text:style-name="T1">Eclipse</text:span>: it will pop up a <text:span text:style-name="T2">window</text:span></text:p>
              </text:list-item>
            </text:list>
            <text:list text:style-name="L3">
              <text:list-item>
                <text:p text:style-name="P3"><text:span text:style-name="T1">Run</text:span>: in a <text:span text:style-name="T1">web page</text:span>:</text:p>
              </text:list-item>
            </text:list>
            <text:list text:style-name="L3">
              <text:list-item>
                <text:list>
                  <text:list-item>
                    <text:p text:style-name="P4">Write a small <text:span text:style-name="T2">HTML</text:span> file <text:span text:style-name="T1">embedding</text:span> the apple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&lt;object&gt;</text:span> (IE), or <text:span text:style-name="T2">&lt;applet&gt;</text:span>, or both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See <text:span text:style-name="T22"><text:a xlink:href="http://cmpt167.seanho.com/java/Addition.html">Addition.html</text:a></text:span> and <text:span text:style-name="T22"><text:a xlink:href="http://cmp167.seanho.com/java/TicTacToe/TicTacToe.html">TicTacToe.html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9">See</text:span><text:span text:style-name="T22"> </text:span><text:span text:style-name="T22"><text:a xlink:href="http://java.sun.com/j2se/1.5.0/docs/guide/plugin/developer_guide/using_tags.html">Sun's recommendations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Run</text:span>: using <text:span text:style-name="T1">appletviewe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ppletviewer</text:span> Addition.htm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HTML file, not the applet <text:span text:style-name="T2">.class</text:span> file direct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3.178cm" svg:x="1cm" svg:y="0.337cm" presentation:class="title">
          <draw:text-box>
            <text:p text:style-name="P1">Review of today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Operator <text:span text:style-name="T1">precedence</text:span></text:p>
              </text:list-item>
            </text:list>
            <text:list text:style-name="L3">
              <text:list-item>
                <text:p text:style-name="P3">Java primitive <text:span text:style-name="T1">types</text:span></text:p>
              </text:list-item>
            </text:list>
            <text:list text:style-name="L3">
              <text:list-item>
                <text:p text:style-name="P3"><text:span text:style-name="T1">public/private</text:span> keywords</text:p>
              </text:list-item>
            </text:list>
            <text:list text:style-name="L3">
              <text:list-item>
                <text:p text:style-name="P3"><text:span text:style-name="T1">set/get</text:span> methods</text:p>
              </text:list-item>
            </text:list>
            <text:list text:style-name="L3">
              <text:list-item>
                <text:p text:style-name="P3"><text:span text:style-name="T1">Subclasses</text:span>, <text:span text:style-name="T1">instances</text:span>, <text:span text:style-name="T1">attributes</text:span></text:p>
              </text:list-item>
            </text:list>
            <text:list text:style-name="L3">
              <text:list-item>
                <text:p text:style-name="P3"><text:span text:style-name="T1">Interfaces</text:span></text:p>
              </text:list-item>
            </text:list>
            <text:list text:style-name="L3">
              <text:list-item>
                <text:p text:style-name="P3">More on writing and running <text:span text:style-name="T1">applets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ab1a</text:span> due <text:span text:style-name="T2">tonight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election</text:span> struc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wing</text:span> program: see “<text:span text:style-name="T2">SayHello</text:span>” example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Java <text:span text:style-name="T1">Applet</text:span>: see “<text:span text:style-name="T2">Lab0</text:span>” (Addition) <text:span text:style-name="T1">template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1b</text:span> due next Wed <text:span text:style-name="T2">31Jan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tition</text:span> structur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1-24T12:07:15</dc:date>
    <dc:language>en-US</dc:language>
    <meta:editing-cycles>23</meta:editing-cycles>
    <meta:editing-duration>PT6H20M18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